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f3e17" officeooo:paragraph-rsid="001f3e17"/>
    </style:style>
    <style:style style:name="P2" style:family="paragraph" style:parent-style-name="Standard">
      <style:text-properties officeooo:rsid="001930e7" officeooo:paragraph-rsid="001f3e17"/>
    </style:style>
    <style:style style:name="P3" style:family="paragraph" style:parent-style-name="Standard" style:list-style-name="List_20_1">
      <style:text-properties officeooo:rsid="0019ec96" officeooo:paragraph-rsid="0019ec96"/>
    </style:style>
    <style:style style:name="P4" style:family="paragraph" style:parent-style-name="Standard" style:list-style-name="List_20_1">
      <style:text-properties officeooo:rsid="001930e7" officeooo:paragraph-rsid="001930e7"/>
    </style:style>
    <style:style style:name="P5" style:family="paragraph" style:parent-style-name="Standard" style:list-style-name="List_20_1">
      <style:text-properties officeooo:rsid="001a414f" officeooo:paragraph-rsid="001a414f"/>
    </style:style>
    <style:style style:name="P6" style:family="paragraph" style:parent-style-name="Standard">
      <style:text-properties officeooo:rsid="001930e7" officeooo:paragraph-rsid="001930e7"/>
    </style:style>
    <style:style style:name="P7" style:family="paragraph" style:parent-style-name="Standard" style:list-style-name="L1">
      <style:text-properties officeooo:rsid="001c2df7" officeooo:paragraph-rsid="001c2df7"/>
    </style:style>
    <style:style style:name="P8" style:family="paragraph" style:parent-style-name="Standard" style:list-style-name="L1">
      <style:text-properties officeooo:rsid="001cab28" officeooo:paragraph-rsid="001cab28"/>
    </style:style>
    <style:style style:name="P9" style:family="paragraph" style:parent-style-name="Standard" style:list-style-name="L2">
      <style:text-properties officeooo:rsid="001d7b94" officeooo:paragraph-rsid="001d7b94"/>
    </style:style>
    <style:style style:name="P10" style:family="paragraph" style:parent-style-name="Standard" style:list-style-name="L3">
      <style:text-properties officeooo:rsid="001d7b94" officeooo:paragraph-rsid="001d7b94"/>
    </style:style>
    <style:style style:name="P11" style:family="paragraph" style:parent-style-name="Standard" style:list-style-name="L3">
      <style:text-properties officeooo:rsid="001e1bfe" officeooo:paragraph-rsid="001e1bfe"/>
    </style:style>
    <style:style style:name="P12" style:family="paragraph" style:parent-style-name="Standard" style:list-style-name="L4">
      <style:text-properties officeooo:rsid="001e1bfe" officeooo:paragraph-rsid="001e1bfe"/>
    </style:style>
    <style:style style:name="P13" style:family="paragraph" style:parent-style-name="Standard">
      <style:text-properties officeooo:rsid="001e1bfe" officeooo:paragraph-rsid="001e1bfe"/>
    </style:style>
    <style:style style:name="P14" style:family="paragraph" style:parent-style-name="Standard" style:list-style-name="L5">
      <style:text-properties officeooo:rsid="001e1bfe" officeooo:paragraph-rsid="001e1bfe"/>
    </style:style>
    <style:style style:name="T1" style:family="text">
      <style:text-properties officeooo:rsid="0019ec96"/>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f3e1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ve Thoughts on Trading Psychology</text:p>
      <text:p text:style-name="P1">(from Al Brooks Bonus Video #8)</text:p>
      <text:p text:style-name="P1"/>
      <text:p text:style-name="P2">1. you need an edge</text:p>
      <text:list text:style-name="List_20_1">
        <text:list-item>
          <text:list>
            <text:list-item>
              <text:list>
                <text:list-item>
                  <text:p text:style-name="P3">you need an edge to be a trader. That is trades with positive expected value. To be successful this is all you need and nothing else.</text:p>
                </text:list-item>
                <text:list-item>
                  <text:p text:style-name="P4"><text:span text:style-name="T1">for 99% of traders, single best edge they can use is take a reasonable trade and go for reward at least twice as big as risk.</text:span></text:p>
                </text:list-item>
                <text:list-item>
                  <text:p text:style-name="P3">You don’t need to be great. You just have to be good and consistently good. </text:p>
                </text:list-item>
                <text:list-item>
                  <text:p text:style-name="P3">You just have to be a little better than average at picking and managing trades to make money. Not Much more.</text:p>
                </text:list-item>
                <text:list-item>
                  <text:p text:style-name="P3">Easiest edge is aiming for 2R trades but R:R and probability are inversely correlated. You can take earlier entries with lower probability but greater potential or wait for confirmation, where the probability is higher but risk is larger and there is less reward left</text:p>
                </text:list-item>
                <text:list-item>
                  <text:p text:style-name="P5">Source of all emotion in trading is uncertainty in probability.</text:p>
                </text:list-item>
                <text:list-item>
                  <text:p text:style-name="P5">You can make money only if you minimize your emotion influencing your decision</text:p>
                </text:list-item>
                <text:list-item>
                  <text:p text:style-name="P5">You must be comfortable with uncertainty. It’s part of the game, part of the fun.</text:p>
                </text:list-item>
                <text:list-item>
                  <text:p text:style-name="P5">95% of the time, the probability of equidistant move sits around 40~60% in either direction. In breakout or during strong spike, probability can go up to 70%.</text:p>
                </text:list-item>
                <text:list-item>
                  <text:p text:style-name="P5">High probability trade means bad R:R, high R:R means low probability. <text:span text:style-name="T2">Choose which variable is </text:span><text:span text:style-name="T3">the most</text:span><text:span text:style-name="T2"> important to you. </text:span></text:p>
                </text:list-item>
              </text:list>
            </text:list-item>
          </text:list>
        </text:list-item>
      </text:list>
      <text:p text:style-name="P6">2. Avoid bad trades</text:p>
      <text:list text:style-name="L1">
        <text:list-item>
          <text:p text:style-name="P7">There are three variables, risk, reward and probability. Beginner over fixate on the risk and ignore probability.</text:p>
        </text:list-item>
        <text:list-item>
          <text:p text:style-name="P7">Hence they are drawn to low probability reversal trade. Buying small reversal bar against strong trend, thinking risk is small and R:R very high. But this is ignoring the probability and he will die by thousand paper cuts. </text:p>
        </text:list-item>
        <text:list-item>
          <text:p text:style-name="P7">YOU CANNOT MAKE MONEY IF YOU KEEP TAKING BAD TRADES.</text:p>
        </text:list-item>
        <text:list-item>
          <text:p text:style-name="P7">Trade like Forest Gump not Albert Einstein. You don’t have to be a genius to trade well. Don’t think too much, don’t over-analyze. Trade what’s in front of you instead of coming up with all kinds of reasons market will do the opposite. </text:p>
        </text:list-item>
        <text:list-item>
          <text:p text:style-name="P7">Key to becoming a good trader is to avoid bad trades. In strong trend, it doesn’t matter if you don’t take all the good sell signals, as long as you don’t take the terrible buy signals. </text:p>
        </text:list-item>
        <text:list-item>
          <text:p text:style-name="P8">A reversal bar or trend bar closing near its extreme alone is not a good reason to enter a trade. You need context. Bars to the left must support your direction. </text:p>
        </text:list-item>
      </text:list>
      <text:p text:style-name="P6">3. holding losers too long</text:p>
      <text:list text:style-name="L2">
        <text:list-item>
          <text:p text:style-name="P9">Planned Continuation Bias; ignoring small pieces of evidence of danger that can kill your account.</text:p>
        </text:list-item>
        <text:list-item>
          <text:p text:style-name="P9">The bias is following your initial plan even though stream of new information tells you that your plan is no longer valid</text:p>
        </text:list-item>
        <text:list-item>
          <text:p text:style-name="P9">its difficult to re-evaluate your initial plan when evidence against it comes in small pieces and quickly</text:p>
        </text:list-item>
        <text:list-item>
          <text:p text:style-name="P9">Market tend to reward traders who do the right thing</text:p>
        </text:list-item>
      </text:list>
      <text:p text:style-name="P6">4. taking profits too quickly</text:p>
      <text:list text:style-name="L3">
        <text:list-item>
          <text:p text:style-name="P10">If you exit profits too quickly, try the ‘Walmart Strategy’, where you walk away from the screen, put a stop and target at 2R (or just the stop without the target) go to Walmart, come back in a few hours. </text:p>
        </text:list-item>
        <text:list-item>
          <text:p text:style-name="P11"><text:soft-page-break/>It is common in a swing trade that the market will do something earlier in the move to make you cover fast with small win or loss, before it goes in your initial direction, sometimes better to just rely on your stop</text:p>
        </text:list-item>
        <text:list-item>
          <text:p text:style-name="P11">Try to hold for at least an hour</text:p>
        </text:list-item>
        <text:list-item>
          <text:p text:style-name="P11"/>
        </text:list-item>
      </text:list>
      <text:p text:style-name="P6">5. losing after sizing</text:p>
      <text:list text:style-name="L4">
        <text:list-item>
          <text:p text:style-name="P12">If you loose money after sizing, you are too focused on the money. If you focus just on risk you cant make money. You have to consider all three variable. </text:p>
        </text:list-item>
        <text:list-item>
          <text:p text:style-name="P12">Trade the “I don’t care’ size. Position small enough that you really don’t care if you loose money. </text:p>
        </text:list-item>
        <text:list-item>
          <text:p text:style-name="P12">You must trade small enough so you can focus on doing the right thing over making money. Easier to focus on the trade and managing it correctly if size is reasonably small. </text:p>
        </text:list-item>
        <text:list-item>
          <text:p text:style-name="P12">Making 1-2% a day is MORE THAN GOOD ENOUGH!!!!</text:p>
        </text:list-item>
        <text:list-item>
          <text:p text:style-name="P12">Goal is to become consistent first, and only increase position size slowly and if you can psychologically handle it. </text:p>
        </text:list-item>
        <text:list-item>
          <text:p text:style-name="P12">If you start to loose money, just go back to “I don’t care size”. No rush. Life is long. </text:p>
        </text:list-item>
      </text:list>
      <text:p text:style-name="P6"/>
      <text:p text:style-name="P13">In brief:</text:p>
      <text:list text:style-name="L5">
        <text:list-item>
          <text:p text:style-name="P14">Trade like Forest Gump, not like Einstein.</text:p>
        </text:list-item>
        <text:list-item>
          <text:p text:style-name="P14">Go to Walmart after a reasonable swing trade.</text:p>
        </text:list-item>
        <text:list-item>
          <text:p text:style-name="P14">Trade the “I don’t care size”.</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0T07:52:31.734227600</meta:creation-date>
    <dc:date>2025-11-14T04:50:45.619368200</dc:date>
    <meta:editing-duration>PT27M50S</meta:editing-duration>
    <meta:editing-cycles>4</meta:editing-cycles>
    <meta:generator>LibreOffice/25.8.2.2$Windows_X86_64 LibreOffice_project/d401f2107ccab8f924a8e2df40f573aab7605b6f</meta:generator>
    <meta:document-statistic meta:table-count="0" meta:image-count="0" meta:object-count="0" meta:page-count="2" meta:paragraph-count="41" meta:word-count="763" meta:character-count="4032" meta:non-whitespace-character-count="3330"/>
  </office:meta>
</office:document-meta>
</file>